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3f0f" officeooo:paragraph-rsid="00033f0f"/>
    </style:style>
    <style:style style:name="P2" style:family="paragraph" style:parent-style-name="Standard">
      <style:text-properties officeooo:rsid="0003463b" officeooo:paragraph-rsid="0003463b"/>
    </style:style>
    <style:style style:name="P3" style:family="paragraph" style:parent-style-name="Standard">
      <style:text-properties officeooo:rsid="00063ae5" officeooo:paragraph-rsid="00063ae5"/>
    </style:style>
    <style:style style:name="P4" style:family="paragraph" style:parent-style-name="Standard">
      <style:text-properties officeooo:paragraph-rsid="00063ae5"/>
    </style:style>
    <style:style style:name="P5" style:family="paragraph" style:parent-style-name="Standard">
      <style:text-properties officeooo:rsid="0008d26f" officeooo:paragraph-rsid="0008d26f"/>
    </style:style>
    <style:style style:name="P6" style:family="paragraph" style:parent-style-name="Standard">
      <style:text-properties officeooo:rsid="0009f53d" officeooo:paragraph-rsid="0009f53d"/>
    </style:style>
    <style:style style:name="P7" style:family="paragraph" style:parent-style-name="Standard">
      <style:text-properties officeooo:rsid="000a0bc2" officeooo:paragraph-rsid="000a0bc2"/>
    </style:style>
    <style:style style:name="P8" style:family="paragraph" style:parent-style-name="Standard">
      <style:text-properties officeooo:rsid="000d7c78" officeooo:paragraph-rsid="000d7c78"/>
    </style:style>
    <style:style style:name="P9" style:family="paragraph" style:parent-style-name="Standard">
      <style:text-properties officeooo:rsid="000f4af1" officeooo:paragraph-rsid="000f4af1"/>
    </style:style>
    <style:style style:name="P10" style:family="paragraph" style:parent-style-name="Standard">
      <style:text-properties officeooo:rsid="000f6f88" officeooo:paragraph-rsid="000f6f88"/>
    </style:style>
    <style:style style:name="P11" style:family="paragraph" style:parent-style-name="Standard">
      <style:text-properties officeooo:rsid="0012eabe" officeooo:paragraph-rsid="0012eabe"/>
    </style:style>
    <style:style style:name="P12" style:family="paragraph" style:parent-style-name="Standard">
      <style:text-properties officeooo:rsid="0014af89" officeooo:paragraph-rsid="0014af89"/>
    </style:style>
    <style:style style:name="P13" style:family="paragraph" style:parent-style-name="Standard">
      <style:text-properties officeooo:rsid="0015d52e" officeooo:paragraph-rsid="0015d52e"/>
    </style:style>
    <style:style style:name="P14" style:family="paragraph" style:parent-style-name="Standard">
      <style:text-properties officeooo:rsid="0015d52e" officeooo:paragraph-rsid="00174775"/>
    </style:style>
    <style:style style:name="P15" style:family="paragraph" style:parent-style-name="Standard">
      <style:text-properties officeooo:rsid="0015d52e" officeooo:paragraph-rsid="002367e9"/>
    </style:style>
    <style:style style:name="P16" style:family="paragraph" style:parent-style-name="Standard">
      <style:text-properties officeooo:rsid="00174775" officeooo:paragraph-rsid="00174775"/>
    </style:style>
    <style:style style:name="P17" style:family="paragraph" style:parent-style-name="Standard">
      <style:text-properties officeooo:rsid="001d0bcb" officeooo:paragraph-rsid="001d0bcb"/>
    </style:style>
    <style:style style:name="P18" style:family="paragraph" style:parent-style-name="Standard">
      <style:text-properties officeooo:rsid="001e5bbe" officeooo:paragraph-rsid="001e5bbe"/>
    </style:style>
    <style:style style:name="P19" style:family="paragraph" style:parent-style-name="Standard">
      <style:text-properties officeooo:rsid="001e5bbe" officeooo:paragraph-rsid="001d0bcb"/>
    </style:style>
    <style:style style:name="P20" style:family="paragraph" style:parent-style-name="Standard">
      <style:text-properties officeooo:rsid="001fa849" officeooo:paragraph-rsid="001d0bcb"/>
    </style:style>
    <style:style style:name="P21" style:family="paragraph" style:parent-style-name="Standard">
      <style:text-properties officeooo:rsid="001fa849" officeooo:paragraph-rsid="0021685d"/>
    </style:style>
    <style:style style:name="P22" style:family="paragraph" style:parent-style-name="Standard">
      <style:text-properties officeooo:rsid="002d7356" officeooo:paragraph-rsid="002d7356"/>
    </style:style>
    <style:style style:name="P23" style:family="paragraph" style:parent-style-name="Standard">
      <style:text-properties officeooo:rsid="0012eabe" officeooo:paragraph-rsid="0012eabe"/>
    </style:style>
    <style:style style:name="T1" style:family="text">
      <style:text-properties officeooo:rsid="00063ae5"/>
    </style:style>
    <style:style style:name="T2" style:family="text">
      <style:text-properties officeooo:rsid="00082c93"/>
    </style:style>
    <style:style style:name="T3" style:family="text">
      <style:text-properties officeooo:rsid="00174d2e"/>
    </style:style>
    <style:style style:name="T4" style:family="text">
      <style:text-properties officeooo:rsid="001e5bbe"/>
    </style:style>
    <style:style style:name="T5" style:family="text">
      <style:text-properties officeooo:rsid="0021685d"/>
    </style:style>
    <style:style style:name="T6" style:family="text">
      <style:text-properties officeooo:rsid="002367e9"/>
    </style:style>
    <style:style style:name="T7" style:family="text">
      <style:text-properties officeooo:rsid="0027a9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1.11.09</text:p>
      <text:p text:style-name="P1"/>
      <text:p text:style-name="P1">Sentiment Analysis는 비교적 자료가 있으니까 해보자.</text:p>
      <text:p text:style-name="P1"/>
      <text:p text:style-name="P1">Korean과 Japanese 정도의 성능을 우선 보자. + mBERT나 XLM과 비교해서 En-Far 언어에 대한 성능을 확인해보자.</text:p>
      <text:p text:style-name="P1"/>
      <text:p text:style-name="P1"/>
      <text:p text:style-name="P2">1. 어떻게 돌아가는지 분석</text:p>
      <text:p text:style-name="P2"/>
      <text:p text:style-name="P3">config file에 모델, dataset위치 등 정보</text:p>
      <text:p text:style-name="P3">start가 이걸 인자로 받는, 가장 큰 틀</text:p>
      <text:p text:style-name="P3"/>
      <text:p text:style-name="P4"><text:span text:style-name="T1">크게 </text:span><text:span text:style-name="T2">Config / 자잘한 Tools / Dataset Tool / Model부로 나눌 수 있을 듯.</text:span></text:p>
      <text:p text:style-name="P5"/>
      <text:p text:style-name="P5">Start.py에서 Dataset Tool 받아오고, 감성분류 기준 train/dev/test/None/idx_dict/None을 리턴한다.</text:p>
      <text:p text:style-name="P5"/>
      <text:p text:style-name="P6">Zeroshot을 바로 시행하는 방식. Train / Dev(==validation) 까지 영어로 끝내고 난 뒤 test를 바로 es로 줘버린다.</text:p>
      <text:p text:style-name="P6"/>
      <text:p text:style-name="P7">Cross는 Model의 forward 시에 일어난다. 그 이전까지는 그냥 input이 string 그대로 간다.</text:p>
      <text:p text:style-name="P7"/>
      <text:p text:style-name="P7"/>
      <text:p text:style-name="P7"/>
      <text:p text:style-name="P8">2. CS 없이 한국어 zeroshot</text:p>
      <text:p text:style-name="P9">epoch 10, 그 외 config는 동일</text:p>
      <text:p text:style-name="P8"/>
      <text:p text:style-name="P9">kr_accuracy: 0.75%</text:p>
      <text:p text:style-name="P9">kr_precision: 0.73%</text:p>
      <text:p text:style-name="P9">kr_recall: 0.81%</text:p>
      <text:p text:style-name="P9">kr_f1: 0.77%</text:p>
      <text:p text:style-name="P8"/>
      <text:p text:style-name="P8"/>
      <text:p text:style-name="P10">3. CS하고 한국어 zershot</text:p>
      <text:p text:style-name="P10"/>
      <text:p text:style-name="P11">kr_accuracy: 0.84%</text:p>
      <text:p text:style-name="P11">kr_precision: 0.82%</text:p>
      <text:p text:style-name="P11">kr_recall: 0.87%</text:p>
      <text:p text:style-name="P11">kr_f1: 0.84%</text:p>
      <text:p text:style-name="P11"/>
      <text:p text:style-name="P11"/>
      <text:p text:style-name="P11">본 연구는 CoSDA-ML과 필자의 PA-CoSDA-ML 후속 연구이다.</text:p>
      <text:p text:style-name="P11"/>
      <text:p text:style-name="P11">기존 CoSDA-ML 연구에서는, EN, ES, CA 대상으로 M-BERT의 성능이 XLM을 능가하였다. 그러나 XLM-R은 진일보한 성능으로, 영어와 거리가 먼 언어들에서 좋은 성능을 낸 바 있다. 따라서 CoSDA-ML에서 시도되지 않은 중국어, 일본어, 한국어 감성분류를 XLM과 XLM-R으로 시도해본다. 나아가, POS-aware 방식을 적용한 코드스위칭의 성능을 <text:s/></text:p>
      <text:p text:style-name="P11"><text:soft-page-break/></text:p>
      <text:p text:style-name="P12">4. 결론</text:p>
      <text:p text:style-name="P12">- CoSDA-ML에서 baseline으로 사용한 논문의 경우 KR이 없기 때문에 얼마나 뛰어난 성능인지 가늠하기는 어려운 것 같다. </text:p>
      <text:p text:style-name="P12">- Ko-Electra의 쇼핑리뷰가 f1 기준 0.95 / 영화리뷰가 0.93 / 게임리뷰가 0.88인 것을 감안했을 때 Zero-shot으로 0.84면 굉장히 뛰어난 결과 아닌가?</text:p>
      <text:p text:style-name="P12">- 이 상태에서 XLM-R로 변경해보고, 형용사와 동사 위주로 교체하면 더 성능을 올릴 수 있지 않을까?</text:p>
      <text:p text:style-name="P12"/>
      <text:p text:style-name="P21">아이디어: </text:p>
      <text:p text:style-name="P21"/>
      <text:p text:style-name="P21"><text:tab/>감성분류 대부분의 포인트는 predicate에서 나온다. (엄밀히는 vp, adjp)</text:p>
      <text:p text:style-name="P21"/>
      <text:p text:style-name="P13"><text:tab/>“빠른 배송 좋아요”→<text:span text:style-name="T5"> 빠르- 좋-</text:span></text:p>
      <text:p text:style-name="P13"><text:tab/>A good choice for those who enjoy comfort and luxury →<text:span text:style-name="T7"> good, enjoy</text:span></text:p>
      <text:p text:style-name="P13"/>
      <text:p text:style-name="P13"><text:tab/>명사와 접속사, 대명사 등이 <text:span text:style-name="T5">cross되는 것보다 위의 predicate가 cross되는 것이 감성분류에 훨씬 큰 <text:tab/>영향을 미칠 것이다.</text:span></text:p>
      <text:p text:style-name="P13"/>
      <text:p text:style-name="P13"/>
      <text:p text:style-name="P16">핵심: <text:span text:style-name="T3">Non-Predicate의</text:span> cross와 Predicate의 cross를 따로 진행한다.</text:p>
      <text:p text:style-name="P14"/>
      <text:p text:style-name="P15">준비물:</text:p>
      <text:p text:style-name="P15">Src Lang의 POS tagging 데이터를 마련 →<text:span text:style-name="T6"> Stanford NLP tool이 쉽고 편한 것으로 알고있음</text:span></text:p>
      <text:p text:style-name="P14"/>
      <text:p text:style-name="P14">알고리즘:</text:p>
      <text:p text:style-name="P17">input = line A</text:p>
      <text:p text:style-name="P17"/>
      <text:p text:style-name="P17">for ( tokens in A ):</text:p>
      <text:p text:style-name="P18"><text:tab/>if ( token != Predicate ) </text:p>
      <text:p text:style-name="P19"><text:tab/><text:tab/>if ( random() is over threshold )</text:p>
      <text:p text:style-name="P17"><text:tab/><text:tab/><text:tab/><text:span text:style-name="T4">Cross()</text:span></text:p>
      <text:p text:style-name="P17"><text:tab/><text:span text:style-name="T4">else </text:span></text:p>
      <text:p text:style-name="P17"><text:tab/><text:tab/><text:span text:style-name="T4">if ( random() is over Predicate-Threshold )</text:span></text:p>
      <text:p text:style-name="P17"><text:tab/><text:tab/><text:tab/><text:span text:style-name="T4">Cross()</text:span></text:p>
      <text:p text:style-name="P20"/>
      <text:p text:style-name="P20"/>
      <text:p text:style-name="P20"/>
      <text:p text:style-name="P20"/>
      <text:p text:style-name="P22">1. 근거 → counterfactual로 준비해봐라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08:39:55.446297073</meta:creation-date>
    <dc:date>2022-01-08T14:10:36.434422729</dc:date>
    <meta:editing-duration>PT5H6M33S</meta:editing-duration>
    <meta:editing-cycles>29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721" meta:character-count="1694" meta:non-whitespace-character-count="1390"/>
  </office:meta>
</office:document-meta>
</file>